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wEventLinkTransformer.startTransformingElement( String uri , String name , String raw , Attributes attribut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4">
            <text:p text:style-name="Table_20_Contents">74</text:p>
          </table:table-cell>
        </table:table-row>
        <table:table-row>
          <table:table-cell office:value-type="string">
            <text:p text:style-name="Table_20_Contents">NewEventLinkTransformer.NewEventLink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wEventLinkTransformer.endTransformingElement( String uri , String name , String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wEventLinkTransformer.sendHiddenFields( ContentHandler handler , String portalAction , String portal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